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e53b2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5f3fa7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8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d9547" officeooo:paragraph-rsid="0059d75d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4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45bc87" officeooo:paragraph-rsid="004e53b2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3b8a8" officeooo:paragraph-rsid="005f3fa7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515198" officeooo:paragraph-rsid="005f3fa7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4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25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28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29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0" style:family="paragraph" style:parent-style-name="fm_5f_bullet_5f_points">
      <style:text-properties fo:font-size="10pt" fo:language="en" fo:country="US" officeooo:rsid="00495b77" officeooo:paragraph-rsid="0050d17f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33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34" style:family="paragraph" style:parent-style-name="Standard">
      <style:text-properties fo:font-size="10pt" fo:language="en" fo:country="US" officeooo:rsid="00169fb3" officeooo:paragraph-rsid="0064d785" style:font-size-asian="10pt" style:font-size-complex="10pt"/>
    </style:style>
    <style:style style:name="P35" style:family="paragraph" style:parent-style-name="Standard">
      <style:text-properties fo:font-size="10pt" fo:language="en" fo:country="US" officeooo:rsid="004b532d" officeooo:paragraph-rsid="0049ba1d" style:font-size-asian="10pt" style:font-size-complex="10pt"/>
    </style:style>
    <style:style style:name="P36" style:family="paragraph" style:parent-style-name="Standard">
      <style:text-properties fo:font-size="10pt" fo:language="en" fo:country="US" officeooo:rsid="004b532d" officeooo:paragraph-rsid="0064d785" style:font-size-asian="10pt" style:font-size-complex="10pt"/>
    </style:style>
    <style:style style:name="P37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8" style:family="paragraph" style:parent-style-name="Standard">
      <style:text-properties fo:font-size="10pt" fo:language="en" fo:country="US" officeooo:rsid="0049ba1d" officeooo:paragraph-rsid="0064d785" style:font-size-asian="10pt" style:font-size-complex="10pt"/>
    </style:style>
    <style:style style:name="P39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40" style:family="paragraph" style:parent-style-name="Standard">
      <style:text-properties fo:font-size="10pt" fo:language="en" fo:country="US" officeooo:rsid="0019c138" officeooo:paragraph-rsid="0064d785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169fb3" officeooo:paragraph-rsid="0064d785" style:font-size-asian="10pt" style:font-size-complex="10pt"/>
    </style:style>
    <style:style style:name="P42" style:family="paragraph" style:parent-style-name="Standard">
      <style:text-properties officeooo:paragraph-rsid="004b4583"/>
    </style:style>
    <style:style style:name="P43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45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46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3d9547" officeooo:paragraph-rsid="0064d785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22ac84" officeooo:paragraph-rsid="0064d785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203ff4" officeooo:paragraph-rsid="0064d785" style:font-size-asian="10pt" style:font-size-complex="10pt"/>
    </style:style>
    <style:style style:name="P50" style:family="paragraph" style:parent-style-name="Table_20_Contents">
      <style:text-properties fo:font-size="10pt" fo:language="en" fo:country="US" officeooo:paragraph-rsid="0064d785" style:font-size-asian="10pt" style:font-size-complex="10pt"/>
    </style:style>
    <style:style style:name="P51" style:family="paragraph" style:parent-style-name="fm_5f_bullet_5f_points">
      <style:text-properties fo:font-size="10pt" fo:language="en" fo:country="US" officeooo:rsid="00495b77" officeooo:paragraph-rsid="0049ba1d" style:font-size-asian="10pt" style:font-size-complex="10pt"/>
    </style:style>
    <style:style style:name="P52" style:family="paragraph" style:parent-style-name="fm_5f_bullet_5f_points">
      <style:text-properties fo:font-size="10pt" fo:language="en" fo:country="US" officeooo:rsid="00725748" officeooo:paragraph-rsid="0064d78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95b77"/>
    </style:style>
    <style:style style:name="T7" style:family="text">
      <style:text-properties officeooo:rsid="004b4583"/>
    </style:style>
    <style:style style:name="T8" style:family="text">
      <style:text-properties officeooo:rsid="004ce6ca"/>
    </style:style>
    <style:style style:name="T9" style:family="text">
      <style:text-properties officeooo:rsid="004e53b2"/>
    </style:style>
    <style:style style:name="T10" style:family="text">
      <style:text-properties officeooo:rsid="0050d17f"/>
    </style:style>
    <style:style style:name="T11" style:family="text">
      <style:text-properties officeooo:rsid="0050d2ee"/>
    </style:style>
    <style:style style:name="T12" style:family="text">
      <style:text-properties officeooo:rsid="00515198"/>
    </style:style>
    <style:style style:name="T13" style:family="text">
      <style:text-properties officeooo:rsid="00516126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EATURE <text:span text:style-name="T1"><text:s text:c="132"/></text:span></text:p>
      <text:p text:style-name="P21"/>
      <text:p text:style-name="P24">TEST</text:p>
      <text:p text:style-name="P2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HTTP <text:span text:style-name="T6">STATUS CODE </text:span>200</text:p>
          </table:table-cell>
          <table:table-cell table:style-name="Table10.B1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</text:span>20<text:span text:style-name="T6">1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</text:span>20<text:span text:style-name="T6">4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4</text:span>00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4</text:span>0<text:span text:style-name="T6">1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403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4</text:span>0<text:span text:style-name="T6">4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4</text:span>0<text:span text:style-name="T6">9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HTTP <text:span text:style-name="T6">STATUS CODE 5</text:span>00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28">TIMEOUT</text:p>
          </table:table-cell>
          <table:table-cell table:style-name="Table10.B2" office:value-type="string">
            <text:p text:style-name="P13"/>
          </table:table-cell>
        </table:table-row>
      </table:table>
      <text:p text:style-name="P35"/>
      <text:p text:style-name="P25"><text:span text:style-name="T7">IMPLEMENTATION</text:span></text:p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">HTTP <text:span text:style-name="T6">STATUS CODE </text:span>200</text:p>
          </table:table-cell>
          <table:table-cell table:style-name="Table13.B1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</text:span>20<text:span text:style-name="T6">1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</text:span>20<text:span text:style-name="T6">4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4</text:span>00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4</text:span>0<text:span text:style-name="T6">1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403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4</text:span>0<text:span text:style-name="T6">4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4</text:span>0<text:span text:style-name="T6">9</text:span>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HTTP <text:span text:style-name="T6">STATUS CODE 5</text:span>00</text:p>
          </table:table-cell>
          <table:table-cell table:style-name="Table13.B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9">TIMEOUT</text:p>
          </table:table-cell>
          <table:table-cell table:style-name="Table13.B2" office:value-type="string">
            <text:p text:style-name="P14"/>
          </table:table-cell>
        </table:table-row>
      </table:table>
      <text:p text:style-name="P23"/>
      <text:p text:style-name="P20">TEST &amp; CHECKS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LOGGING STATEMENTS (LEVEL, MESSAGE, ...)</text:p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8">RUN STATIC CODE ANALYSI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8">FIX ISSUES FOUND BY STATIC CODE ANALYSIS IF NECESSARY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9"><text:span text:style-name="T5">RUN (UNIT) </text:span>TEST<text:span text:style-name="T5">S</text:span></text:p>
          </table:table-cell>
          <table:table-cell table:style-name="Table3.B2" office:value-type="string">
            <text:p text:style-name="P1"/>
          </table:table-cell>
        </table:table-row>
      </table:table>
      <text:p text:style-name="P21"/>
      <text:p text:style-name="P40">FEATURE <text:span text:style-name="T1"><text:s text:c="132"/></text:span></text:p>
      <text:p text:style-name="P34"/>
      <text:p text:style-name="P38">TEST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HTTP <text:span text:style-name="T6">STATUS CODE </text:span>200</text:p>
          </table:table-cell>
          <table:table-cell table:style-name="Table1.B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</text:span>20<text:span text:style-name="T6">1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</text:span>20<text:span text:style-name="T6">4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4</text:span>00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4</text:span>0<text:span text:style-name="T6">1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403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4</text:span>0<text:span text:style-name="T6">4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4</text:span>0<text:span text:style-name="T6">9</text:span>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HTTP <text:span text:style-name="T6">STATUS CODE 5</text:span>00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52">TIMEOUT</text:p>
          </table:table-cell>
          <table:table-cell table:style-name="Table1.B2" office:value-type="string">
            <text:p text:style-name="P50"/>
          </table:table-cell>
        </table:table-row>
      </table:table>
      <text:p text:style-name="P36"/>
      <text:p text:style-name="P38"><text:span text:style-name="T7">IMPLEMENTATION</text:span></text:p>
      <text:p text:style-name="P3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HTTP <text:span text:style-name="T6">STATUS CODE </text:span>200</text:p>
          </table:table-cell>
          <table:table-cell table:style-name="Table2.B1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</text:span>20<text:span text:style-name="T6">1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</text:span>20<text:span text:style-name="T6">4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4</text:span>00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4</text:span>0<text:span text:style-name="T6">1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403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4</text:span>0<text:span text:style-name="T6">4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4</text:span>0<text:span text:style-name="T6">9</text:span>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HTTP <text:span text:style-name="T6">STATUS CODE 5</text:span>00</text:p>
          </table:table-cell>
          <table:table-cell table:style-name="Table2.B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52">TIMEOUT</text:p>
          </table:table-cell>
          <table:table-cell table:style-name="Table2.B2" office:value-type="string">
            <text:p text:style-name="P50"/>
          </table:table-cell>
        </table:table-row>
      </table:table>
      <text:p text:style-name="P34"/>
      <text:p text:style-name="P40">TEST &amp; CHECKS</text:p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LOGGING STATEMENTS (LEVEL, MESSAGE, ...)</text:p>
          </table:table-cell>
          <table:table-cell table:style-name="Table4.B1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8">RUN STATIC CODE ANALYSIS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8">FIX ISSUES FOUND BY STATIC CODE ANALYSIS IF NECESSARY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9"><text:span text:style-name="T5">RUN (UNIT) </text:span>TEST<text:span text:style-name="T5">S</text:span></text:p>
          </table:table-cell>
          <table:table-cell table:style-name="Table4.B2" office:value-type="string">
            <text:p text:style-name="P5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21T08:42:12.291311415</dc:date>
    <meta:editing-duration>PT2H38M38S</meta:editing-duration>
    <meta:editing-cycles>69</meta:editing-cycles>
    <meta:generator>LibreOffice/6.0.7.3$Linux_X86_64 LibreOffice_project/00m0$Build-3</meta:generator>
    <meta:document-statistic meta:table-count="6" meta:image-count="0" meta:object-count="0" meta:page-count="1" meta:paragraph-count="56" meta:word-count="202" meta:character-count="1356" meta:non-whitespace-character-count="944"/>
  </office:meta>
</office:document-meta>
</file>